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Exception.ClientException( String theMessage ,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xception.ClientException(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xception.ClientException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